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Tahoma1" svg:font-family="Tahoma"/>
    <style:font-face style:name="arial" svg:font-family="arial, sans-serif"/>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0347e" officeooo:paragraph-rsid="0000347e"/>
    </style:style>
    <style:style style:name="P2" style:family="paragraph" style:parent-style-name="Standard">
      <style:paragraph-properties fo:line-height="150%" fo:text-align="justify" style:justify-single-word="false"/>
      <style:text-properties fo:font-weight="bold" officeooo:rsid="0000347e" officeooo:paragraph-rsid="0000347e" style:font-weight-asian="bold" style:font-weight-complex="bold"/>
    </style:style>
    <style:style style:name="P3" style:family="paragraph" style:parent-style-name="Corpo_20_do_20_texto_3a__20_título_20__28_geral_29_" style:master-page-name="TCC_20_Univás_3a__20_elementos_20_textuais_20__28_sem_20_núm._20_pág._29_">
      <style:paragraph-properties style:page-number="auto"/>
      <style:text-properties officeooo:paragraph-rsid="0000347e"/>
    </style:style>
    <style:style style:name="P4" style:family="paragraph" style:parent-style-name="Corpo_20_do_20_texto_3a__20_texto_20__28_geral_29_">
      <style:text-properties officeooo:paragraph-rsid="0000347e"/>
    </style:style>
    <style:style style:name="P5" style:family="paragraph" style:parent-style-name="Corpo_20_do_20_texto_3a__20_texto_20__28_geral_29_">
      <style:paragraph-properties fo:margin-left="0cm" fo:margin-right="0cm" fo:line-height="150%" fo:text-align="justify" style:justify-single-word="false" fo:text-indent="0cm" style:auto-text-indent="false"/>
      <style:text-properties fo:font-weight="bold" officeooo:rsid="0000347e" officeooo:paragraph-rsid="0000347e" style:font-weight-asian="bold" style:font-weight-complex="bold"/>
    </style:style>
    <style:style style:name="P6" style:family="paragraph" style:parent-style-name="Corpo_20_do_20_texto_3a__20_texto_20__28_geral_29_">
      <style:paragraph-properties fo:margin-left="0cm" fo:margin-right="0cm" fo:text-indent="0cm" style:auto-text-indent="false"/>
      <style:text-properties officeooo:paragraph-rsid="0000347e"/>
    </style:style>
    <style:style style:name="P7" style:family="paragraph" style:parent-style-name="Footnote">
      <style:text-properties officeooo:paragraph-rsid="0003a5ca"/>
    </style:style>
    <style:style style:name="P8" style:family="paragraph" style:parent-style-name="Notas_20_de_20_rodapé">
      <style:text-properties officeooo:paragraph-rsid="0001fb11"/>
    </style:style>
    <style:style style:name="T1" style:family="text">
      <style:text-properties officeooo:rsid="0000347e"/>
    </style:style>
    <style:style style:name="T2" style:family="text">
      <style:text-properties fo:font-style="italic" style:font-style-asian="italic" style:font-style-complex="italic"/>
    </style:style>
    <style:style style:name="T3" style:family="text">
      <style:text-properties fo:font-style="italic" officeooo:rsid="039ea48e" style:font-style-asian="italic" style:font-style-complex="italic"/>
    </style:style>
    <style:style style:name="T4" style:family="text">
      <style:text-properties fo:font-style="italic" officeooo:rsid="0001fb11" style:font-style-asian="italic" style:font-style-complex="italic"/>
    </style:style>
    <style:style style:name="T5" style:family="text">
      <style:text-properties fo:font-style="italic" officeooo:rsid="0003a5ca" style:font-style-asian="italic" style:font-style-complex="italic"/>
    </style:style>
    <style:style style:name="T6" style:family="text">
      <style:text-properties fo:font-style="normal" officeooo:rsid="039ea48e" style:font-style-asian="normal" style:font-style-complex="normal"/>
    </style:style>
    <style:style style:name="T7" style:family="text">
      <style:text-properties officeooo:rsid="03c461d5"/>
    </style:style>
    <style:style style:name="T8" style:family="text">
      <style:text-properties officeooo:rsid="0001fb11"/>
    </style:style>
    <style:style style:name="T9" style:family="text">
      <style:text-properties fo:font-variant="normal" fo:text-transform="none" fo:color="#222222" style:font-name="arial" fo:font-size="12pt" fo:letter-spacing="normal" fo:font-style="normal" fo:font-weight="normal"/>
    </style:style>
    <style:style style:name="T10" style:family="text">
      <style:text-properties fo:font-variant="normal" fo:text-transform="none" fo:color="#222222" style:font-name="arial" fo:font-size="12pt" fo:letter-spacing="normal" fo:font-style="normal" fo:font-weight="bold"/>
    </style:style>
    <style:style style:name="T11" style:family="text">
      <style:text-properties fo:font-variant="normal" fo:text-transform="none" fo:color="#222222" fo:letter-spacing="normal"/>
    </style:style>
    <style:style style:name="T12" style:family="text">
      <style:text-properties fo:font-variant="normal" fo:text-transform="none" fo:color="#222222" style:font-name="Times New Roman" fo:font-size="12pt" fo:letter-spacing="normal" fo:font-style="normal" fo:font-weight="normal"/>
    </style:style>
    <style:style style:name="T13" style:family="text">
      <style:text-properties fo:font-variant="normal" fo:text-transform="none" fo:color="#222222" style:font-name="Times New Roman" fo:font-size="12pt" fo:letter-spacing="normal" fo:font-style="normal" fo:font-weight="bold"/>
    </style:style>
    <style:style style:name="T14" style:family="text">
      <style:text-properties fo:font-variant="normal" fo:text-transform="none" fo:color="#222222" style:font-name="Times New Roman" fo:letter-spacing="normal"/>
    </style:style>
    <style:style style:name="T15" style:family="text">
      <style:text-properties fo:font-variant="normal" fo:text-transform="none" fo:color="#222222" style:font-name="Times New Roman" fo:font-size="10pt" fo:letter-spacing="normal" fo:font-style="normal" fo:font-weight="normal" style:font-size-asian="10pt" style:font-size-complex="10pt"/>
    </style:style>
    <style:style style:name="T16" style:family="text">
      <style:text-properties fo:font-variant="normal" fo:text-transform="none" fo:color="#222222" style:font-name="Times New Roman" fo:font-size="10pt" fo:letter-spacing="normal" fo:font-style="normal" fo:font-weight="bold" style:font-size-asian="10pt" style:font-size-complex="10pt"/>
    </style:style>
    <style:style style:name="T17" style:family="text">
      <style:text-properties fo:font-variant="normal" fo:text-transform="none" fo:color="#222222" style:font-name="Times New Roman" fo:font-size="10pt" fo:letter-spacing="normal" style:font-size-asian="10pt" style:font-size-complex="10pt"/>
    </style:style>
    <style:style style:name="T18" style:family="text">
      <style:text-properties fo:font-variant="normal" fo:text-transform="none" fo:color="#222222" style:font-name="Times New Roman" fo:font-size="8pt" fo:letter-spacing="normal" fo:font-style="normal" fo:font-weight="normal" style:font-size-asian="8pt" style:font-size-complex="8pt"/>
    </style:style>
    <style:style style:name="T19" style:family="text">
      <style:text-properties fo:font-variant="normal" fo:text-transform="none" fo:color="#222222" style:font-name="Times New Roman" fo:font-size="8pt" fo:letter-spacing="normal" fo:font-style="normal" fo:font-weight="normal" officeooo:rsid="0003a5ca" style:font-size-asian="8pt" style:font-size-complex="8pt"/>
    </style:style>
    <style:style style:name="T20" style:family="text">
      <style:text-properties fo:font-variant="normal" fo:text-transform="none" fo:color="#222222" style:font-name="Times New Roman" fo:font-size="8pt" fo:letter-spacing="normal" fo:font-style="normal" fo:font-weight="bold" style:font-size-asian="8pt" style:font-size-complex="8pt"/>
    </style:style>
    <style:style style:name="T21" style:family="text">
      <style:text-properties fo:font-variant="normal" fo:text-transform="none" fo:color="#222222" style:font-name="F" fo:font-size="8pt" fo:letter-spacing="normal" fo:font-style="normal" fo:font-weight="normal" officeooo:rsid="0003a5ca" style:font-size-asian="8pt" style:font-size-complex="8pt"/>
    </style:style>
    <style:style style:name="T22" style:family="text">
      <style:text-properties fo:font-variant="normal" fo:text-transform="none" fo:color="#006621" style:font-name="Times New Roman" fo:font-size="8pt" fo:letter-spacing="normal" fo:font-style="normal" fo:font-weight="normal" officeooo:rsid="0003a5ca" style:font-size-asian="8pt" style:font-size-complex="8pt"/>
    </style:style>
    <style:style style:name="T23" style:family="text">
      <style:text-properties fo:font-variant="normal" fo:text-transform="none" fo:color="#006621" style:font-name="Times New Roman" fo:font-size="8pt" fo:letter-spacing="normal" fo:font-style="normal" fo:font-weight="bold" officeooo:rsid="0003a5ca" style:font-size-asian="8pt" style:font-size-complex="8pt"/>
    </style:style>
    <style:style style:name="T24" style:family="text">
      <style:text-properties fo:font-variant="normal" fo:text-transform="none" fo:color="#006621" style:font-name="Times New Roman" fo:font-size="10.5pt" fo:letter-spacing="normal" fo:font-style="normal" fo:font-weight="normal" officeooo:rsid="0003a5ca" style:font-size-asian="8pt" style:font-size-complex="8pt"/>
    </style:style>
    <style:style style:name="T25" style:family="text">
      <style:text-properties fo:font-variant="normal" fo:text-transform="none" fo:color="#006621" style:font-name="Times New Roman" fo:font-size="10.5pt" fo:letter-spacing="normal" fo:font-style="normal" fo:font-weight="bold" officeooo:rsid="0003a5ca" style:font-size-asian="8pt" style:font-size-complex="8pt"/>
    </style:style>
    <style:style style:name="T26" style:family="text">
      <style:text-properties fo:font-variant="normal" fo:text-transform="none" fo:color="#006621" style:font-name="arial" fo:font-size="10.5pt" fo:letter-spacing="normal" fo:font-style="normal" fo:font-weight="normal" officeooo:rsid="0003a5ca" style:font-size-asian="8pt" style:font-size-complex="8pt"/>
    </style:style>
    <style:style style:name="T27" style:family="text">
      <style:text-properties fo:font-variant="normal" fo:text-transform="none" fo:color="#006621" style:font-name="arial" fo:font-size="10.5pt" fo:letter-spacing="normal" fo:font-style="normal" fo:font-weight="bold" officeooo:rsid="0003a5ca" style:font-size-asian="8pt" style:font-size-complex="8pt"/>
    </style:style>
    <style:style style:name="T28" style:family="text">
      <style:text-properties fo:font-variant="normal" fo:text-transform="none" fo:color="#006621" style:font-name="F" fo:font-size="10.5pt" fo:letter-spacing="normal" fo:font-style="normal" fo:font-weight="normal" officeooo:rsid="0003a5ca" style:font-size-asian="8pt" style:font-size-complex="8pt"/>
    </style:style>
    <style:style style:name="T29" style:family="text">
      <style:text-properties fo:font-variant="normal" fo:text-transform="none" fo:color="#006621" style:font-name="F" fo:font-size="10.5pt" fo:letter-spacing="normal" fo:font-style="normal" fo:font-weight="bold" officeooo:rsid="0003a5ca" style:font-size-asian="8pt" style:font-size-complex="8pt"/>
    </style:style>
    <style:style style:name="T30" style:family="text">
      <style:text-properties style:font-name="Times New Roman"/>
    </style:style>
    <style:style style:name="T31" style:family="text">
      <style:text-properties style:font-name="Times New Roman" fo:font-size="10pt" style:font-size-asian="10pt" style:font-size-complex="10pt"/>
    </style:style>
    <style:style style:name="T32" style:family="text">
      <style:text-properties fo:font-size="8pt" fo:font-style="italic" officeooo:rsid="0003a5ca" style:font-size-asian="8pt" style:font-style-asian="italic" style:font-size-complex="8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74034810457433452" text:style-name="TCC_20_Univás_3a__20_númeração_20_títulos_20_e_20_subtítulos">
        <text:list-header>
          <text:h text:style-name="P3" text:outline-level="1">Quadro metodológico</text:h>
        </text:list-header>
      </text:list>
      <text:p text:style-name="P6"/>
      <text:p text:style-name="P6"/>
      <text:p text:style-name="P4">Neste capítulo serão abordados <text:span text:style-name="T1">e descritos </text:span>os caminhos definidos <text:span text:style-name="T1">e utilizados</text:span> para conduzir <text:span text:style-name="T1">o projeto até seu fim</text:span>. Serão apresentados o tipo de pesquisa, seu contexto, bem como os instrumentos, <text:span text:style-name="T1">os</text:span> procedimentos, o orçamento <text:span text:style-name="T1">e</text:span> o cronograma para o desenvolvimento d<text:span text:style-name="T1">este projeto</text:span>.</text:p>
      <text:p text:style-name="P5"/>
      <text:p text:style-name="P2"/>
      <text:p text:style-name="P2">Tipo de pesquisa</text:p>
      <text:p text:style-name="P1"/>
      <text:p text:style-name="P1"/>
      <text:p text:style-name="P1"><text:tab/>Pesquisa é um processo desenvolvido com o objetivo de s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P1"><text:tab/>Para atingir os objetivos deste projeto, foi-se utilizada 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1"><text:tab/>Aplicando-se esses conceitos e utilizando a pesquisa de forma aplicada por agregar maiores vantagens e demonstrar melhor os resultados obtidos, desenvolveu-se um <text:span text:style-name="T2">software</text:span> modularizado com o objetivo de apresentar o paradigma da modularização e sua arquitetura, apresentando suas vantagens como facilidade de manutenção e aplicação em empresas de diferentes ramos, utilizando a tecnologia OSGi.</text:p>
      <text:p text:style-name="P1"/>
      <text:p text:style-name="P2">Contexto de pesquisa</text:p>
      <text:p text:style-name="P1"/>
      <text:p text:style-name="P1"/>
      <text:p text:style-name="P1"><text:tab/>Cada vez mais softwares são utilizados em empresas, indústrias, computadores pessoais, web e dispositivos móveis. Estes são desenvolvidos por meio de práticas e <text:soft-page-break/>tecnologias existentes que auxiliam na sua criação, porém a não utilização de tais ferramentas tornam o seu desenvolvimento e manutenção um processo desgastante e trabalhoso.</text:p>
      <text:p text:style-name="P1"><text:tab/>Esta pesquisa demonstra a arquitetura e desenvolvimento modularizado utilizando o framework OSGi, oferecendo melhor organização na estrutura do software, vantagens na manutenção e maior facilidade na expansão do mesmo, isso pelo fato de o framework permitir a adição e integração de novas funcionalidades em modo <text:span text:style-name="T2">on-the-fly</text:span><text:span text:style-name="T2"><text:note text:id="ftn0" text:note-class="footnote"><text:note-citation>1</text:note-citation><text:note-body><text:p text:style-name="P8"><text:span text:style-name="T3">On-the-fly: </text:span><text:span text:style-name="T6">Termo referente ao funcionamento do sistema, onde a nova funcionalidade é adicionada sem que seja necessário reiniciar toda a aplicação, com ela em pleno funcionamento.</text:span></text:p></text:note-body></text:note></text:span> .</text:p>
      <text:p text:style-name="P1"><text:tab/><text:span text:style-name="T2">Softwares</text:span> modularizados oferecem maior flexibilidade para atender empresas de diferentes áreas. Através do OSGi, os módulos podem ser desenvolvidos de forma independente, disponibilizando módulos específicos para cada empresa. Dessa maneira foi-se desenvolvida uma aplicação que pode ser adotada por empresas de diferentes segmentos no mercado, bastando apenas que exista um módulo que atenda a necessidade específica da área.</text:p>
      <text:p text:style-name="P1"><text:tab/>O objetivo desse projeto é apresentar o paradigma do desenvolvimento modular, sua arquitetura, metodologias, engenharias, técnicas e tecnologias para o âmbito de softwares comerciais e provendo uma base para a facilitação na manutenção e expansão do mesmo. Esta <text:s/>pesquisa, por apresentar uma análise e demonstração do desenvolvimento modular, servirá de base de conhecimento para estudantes, profissionais da área de tecnologia da informação e empresas que pretendem empregar essa forma de desenvolver seus produtos de <text:span text:style-name="T2">software</text:span>.</text:p>
      <text:p text:style-name="P1"/>
      <text:p text:style-name="P2">Instrumentos</text:p>
      <text:p text:style-name="P1"/>
      <text:p text:style-name="P1"><text:tab/>Para desenvolve-se este projeto foi necessário a realização de reuniões entre os participantes, para a obtenção e organização das informações, divisão das tarefas e desenvolvimento do software, pois segundo Kioskea (2014), as reuniões são um meio para partilhar, num grupo de pessoas, um mesmo nível de conhecimento sobre um assunto ou um problema e para tomar decisões coletivamente. Além disso, decisões tomadas coletivamente, com representantes das diferentes entidades interessadas, serão mais facilmente aceitas por todos. </text:p>
      <text:p text:style-name="P1"><text:tab/>Os dados foram obtidos a partir de livros, artigos, documentações e reuniões online com pessoas que possuem conhecimento e experiência a respeito do tema do projeto. Após aplicados estes instrumentos foi possível analisar e organizar as informações e experiências coletadas.</text:p>
      <text:p text:style-name="P1"><text:soft-page-break/><text:tab/>As reuniões entre os participantes possuem o objetivo de planejar a execução do projeto, tomar decisões quanto ao desenvolvimento do software, bem como as tecnologias e metodologias que foram utilizadas.</text:p>
      <text:p text:style-name="P1"><text:tab/>Para obtermos mais conhecimentos acerca do tema, decidiu-se conversar com uma pessoa que possuísse grandes conhecimentos teóricos e práticos sobre modularização e OSGi. Pesquisando, percebeu-se(tacar a resalva que segundo a opinião dos autores dos projeto) que a pessoa de maior competência e domínio no Brasil sobre o tema era Filipe Portes, graduado em ciências da computação pela Universidade Paulista, com mais de oito anos de experiência em desenvolvimento e arquitetura de sistemas Java para web. Este ministrou palestras sobre o tema no TDC<text:note text:id="ftn1" text:note-class="footnote"><text:note-citation>2</text:note-citation><text:note-body><text:p text:style-name="P8"><text:span text:style-name="T8">TDC – </text:span>Abreviação para <text:span text:style-name="T4">The Developers Conference</text:span></text:p></text:note-body></text:note> em 2012 e 2014, onde apresentou uma visão ampla do OSGi explicando desde o paradigma da modularização e suas características até os detalhes e design patterns utilizados nas implementação Apache Felix.</text:p>
      <text:p text:style-name="P1"><text:tab/>Após agendarmos a entrevista , em 1 de agosto de 2015 , utilizando o software <text:span text:style-name="T2">Skype</text:span><text:span text:style-name="T2"><text:note text:id="ftn2" text:note-class="footnote"><text:note-citation>3</text:note-citation><text:note-body><text:p text:style-name="P7"><text:span text:style-name="T32">Skype - </text:span><text:span text:style-name="T18">software que permite fazer de graça chamadas com vídeo e chamadas de voz, enviar mensagens de chat e compartilhar arquivos com outras pessoas pelo </text:span><text:span text:style-name="T19">no undo todo. Fonte: </text:span><text:a xlink:type="simple" xlink:href="https://support.skype.com/pt/faq/FA6/o-que-e-o-skype" text:style-name="Internet_20_link" text:visited-style-name="Visited_20_Internet_20_Link"><text:span text:style-name="T22">https://support.</text:span></text:a><text:a xlink:type="simple" xlink:href="https://support.skype.com/pt/faq/FA6/o-que-e-o-skype" text:style-name="Internet_20_link" text:visited-style-name="Visited_20_Internet_20_Link"><text:span text:style-name="T23">skype</text:span></text:a><text:a xlink:type="simple" xlink:href="https://support.skype.com/pt/faq/FA6/o-que-e-o-skype" text:style-name="Internet_20_link" text:visited-style-name="Visited_20_Internet_20_Link"><text:span text:style-name="T22">.com/pt/faq/FA6/o-que-e-o-</text:span></text:a><text:a xlink:type="simple" xlink:href="https://support.skype.com/pt/faq/FA6/o-que-e-o-skype" text:style-name="Internet_20_link" text:visited-style-name="Visited_20_Internet_20_Link"><text:span text:style-name="T23">skype</text:span></text:a><text:span text:style-name="T19">. 2015</text:span></text:p></text:note-body></text:note></text:span>, realizou-se a entrevista. Onde foram sanadas dúvidas sobre a arquitetura modular e sua melhor organização, de forma que facilite-se ainda mais a compreensão e desenvolvimento utilizando o modelo de desenvolvimento modular.</text:p>
      <text:p text:style-name="P1"><text:tab/>Houve o compartilhamento de experiências, projetos e padrõs de projetos utilizados para obtenção de mais conhecimentos práticos acerca do tema do trabalho, além de termos percebido que existiam algumas falhas na arquitetura do software do projeto, onde uma dependência cíclica viria a causar grandes problemas mais á frente no prosseguimento e expansão do <text:span text:style-name="T2">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Tahoma1" svg:font-family="Tahoma"/>
    <style:font-face style:name="arial" svg:font-family="arial, sans-serif"/>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CC_20_Univás" style:display-name="TCC Univás" style:family="paragraph" style:parent-style-name="Standard" style:class="text">
      <style:text-properties style:font-name="Times New Roman1" fo:font-family="'Times New Roman'" style:font-style-name="Normal" style:font-family-generic="roman" style:font-pitch="variable"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Mpm1"/>
    <style:master-page style:name="TCC_20_Univás_3a__20_elementos_20_textuais_20__28_sem_20_núm._20_pág._29_" style:display-name="TCC Univás: elementos textuais (sem núm. pág.)" style:page-layout-name="Mpm2" style:next-style-name="TCC_20_Univás_3a__20_elementos_20_textuais_20__28_com_20_núm._20_pág._29_">
      <style:footer>
        <text:p text:style-name="Rodapé_3a__20_númeração_20_de_20_páginas"/>
      </style:footer>
    </style:master-page>
    <style:master-page style:name="TCC_20_Univás_3a__20_elementos_20_textuais_20__28_com_20_núm._20_pág._29_" style:display-name="TCC Univás: elementos textuais (com núm. pág.)" style:page-layout-name="Mpm3">
      <style:footer>
        <text:p text:style-name="Rodapé_3a__20_númeração_20_de_20_páginas"><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48S</meta:editing-duration>
    <meta:editing-cycles>4</meta:editing-cycles>
    <meta:generator>LibreOffice/4.3.7.2$Windows_x86 LibreOffice_project/8a35821d8636a03b8bf4e15b48f59794652c68ba</meta:generator>
    <dc:date>2015-08-24T21:43:51.593000000</dc:date>
    <meta:document-statistic meta:table-count="0" meta:image-count="0" meta:object-count="0" meta:page-count="3" meta:paragraph-count="22" meta:word-count="855" meta:character-count="5933" meta:non-whitespace-character-count="5084"/>
    <meta:user-defined meta:name="Info 1"/>
    <meta:user-defined meta:name="Info 2"/>
    <meta:user-defined meta:name="Info 3"/>
    <meta:user-defined meta:name="Info 4"/>
  </office:meta>
</office:document-meta>
</file>